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7.163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 style:list-style-name="L1">
      <style:graphic-properties fo:min-height="15.75cm"/>
      <style:paragraph-properties style:writing-mode="lr-tb"/>
    </style:style>
    <style:style style:name="pr4" style:family="presentation" style:parent-style-name="Predeterminado-title" style:list-style-name="L1">
      <style:graphic-properties fo:min-height="15.75cm"/>
      <style:paragraph-properties style:writing-mode="lr-tb"/>
    </style:style>
    <style:style style:name="pr5" style:family="presentation" style:parent-style-name="Predeterminado-title" style:list-style-name="L1">
      <style:graphic-properties fo:min-height="15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Arial Black1" fo:font-size="72pt" style:font-size-asian="72pt" style:font-size-complex="7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style:font-name="Calibri" fo:font-size="60pt" style:font-size-asian="60pt" style:font-size-complex="6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1" fo:font-size="72pt" fo:font-style="normal" fo:text-shadow="none" style:text-underline-style="none" fo:font-weight="normal" style:letter-kerning="true" fo:background-color="transparent" style:font-name-asian="Microsoft YaHei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 Black1" fo:font-size="72pt" style:font-size-asian="72pt" style:font-size-complex="72pt"/>
    </style:style>
    <style:style style:name="T3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8cm" svg:height="7.163cm" svg:x="0cm" svg:y="3.234cm" presentation:class="title" presentation:user-transformed="true">
          <draw:text-box>
            <text:p text:style-name="P1"><text:span text:style-name="T1">Espíritu Santo b</text:span><text:span text:style-name="T2">ienveni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4" draw:layer="layout" svg:width="28cm" svg:height="15.75cm" svg:x="0cm" svg:y="0cm" presentation:class="title" presentation:user-transformed="true">
          <draw:text-box>
            <text:p text:style-name="P1"><text:span text:style-name="T3">Espíritu Santo bienvenido a este lugar</text:span><text:span text:style-name="T3"><text:line-break/></text:span><text:span text:style-name="T3">Jesucristo bienvenido a este lug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4" draw:text-style-name="P4" draw:layer="layout" svg:width="28cm" svg:height="15.75cm" svg:x="0cm" svg:y="0cm" presentation:class="title" presentation:user-transformed="true">
          <draw:text-box>
            <text:p text:style-name="P1"><text:span text:style-name="T3">Padre omnipotente de gracia y amor, bienvenido a este lug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5" draw:text-style-name="P4" draw:layer="layout" svg:width="28cm" svg:height="15.75cm" svg:x="0cm" svg:y="0cm" presentation:class="title" presentation:user-transformed="true">
          <draw:text-box>
            <text:p text:style-name="P1"><text:span text:style-name="T3">Bienvenido Espíritu de Dios</text:span><text:span text:style-name="T3"><text:line-break/></text:span><text:span text:style-name="T3">Damos gloria sólo a ti, Señor</text:span><text:span text:style-name="T3"><text:line-break/></text:span><text:span text:style-name="T3">Bienvenido Espíritu de Dios</text:span><text:span text:style-name="T3"><text:line-break/></text:span><text:span text:style-name="T3">Hoy rendimos coronas a tus p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7T18:20:58.149000000</meta:creation-date>
    <dc:date>2023-01-21T21:36:54.046000000</dc:date>
    <meta:editing-duration>PT35M30S</meta:editing-duration>
    <meta:editing-cycles>2</meta:editing-cycles>
    <meta:generator>LibreOffice/7.4.4.2$Windows_X86_64 LibreOffice_project/85569322deea74ec9134968a29af2df5663baa21</meta:generator>
    <meta:document-statistic meta:object-count="33"/>
  </office:meta>
</office:document-meta>
</file>